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office:version="1.2">
  <office:scripts/>
  <office:automatic-styles>
    <style:style style:name="dp1" style:family="drawing-page"/>
    <style:style style:name="gr1" style:family="graphic" style:parent-style-name="objectwithoutfill">
      <style:graphic-properties draw:fill="solid" draw:fill-color="#e6e6e6" draw:opacity="50%" draw:textarea-horizontal-align="center" draw:textarea-vertical-align="middle" draw:shadow-opacity="50%"/>
    </style:style>
    <style:style style:name="gr2" style:family="graphic" style:parent-style-name="objectwithoutfill">
      <style:graphic-properties draw:fill="solid" draw:fill-color="#ffffcc" draw:opacity="50%" draw:textarea-horizontal-align="center" draw:textarea-vertical-align="middle" draw:shadow-opacity="50%"/>
    </style:style>
    <style:style style:name="gr3" style:family="graphic" style:parent-style-name="objectwithoutfill">
      <style:graphic-properties draw:fill="solid" draw:fill-color="#ccffff" draw:opacity="50%" draw:textarea-horizontal-align="center" draw:textarea-vertical-align="middle" draw:shadow-opacity="50%"/>
    </style:style>
    <style:style style:name="gr4" style:family="graphic" style:parent-style-name="objectwithoutfill">
      <style:graphic-properties draw:fill="solid" draw:fill-color="#e6e6ff" draw:opacity="50%" draw:textarea-horizontal-align="center" draw:textarea-vertical-align="middle" draw:shadow-opacity="50%"/>
    </style:style>
    <style:style style:name="gr5" style:family="graphic" style:parent-style-name="standard">
      <style:graphic-properties draw:fill="solid" draw:fill-color="#ffd320" draw:textarea-horizontal-align="center" draw:textarea-vertical-align="middle"/>
    </style:style>
    <style:style style:name="gr6" style:family="graphic" style:parent-style-name="standard">
      <style:graphic-properties draw:stroke="dash" draw:stroke-dash="Fine_20_Dotted"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fo:min-height="1.27cm"/>
    </style:style>
    <style:style style:name="gr9"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24pt" fo:font-weight="bold" style:font-size-asian="24pt" style:font-weight-asian="bold" style:font-size-complex="24pt" style:font-weight-complex="bold"/>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controls" svg:width="11.817cm" svg:height="9.436cm" svg:x="7.543cm" svg:y="12.201cm" svg:viewBox="0 0 11818 9437" svg:d="m276 160c384-173 815-145 1225-158 412-13 820 17 1224 79 433 66 820 306 1224 474 388 161 777 320 1185 434 418 117 873 68 1224 434 341 356 788 598 1224 830 487 259 928 562 1343 908 385 321 769 625 1105 1027 356 426 895 707 1106 1263 164 433 268 874 435 1304 149 385 339 828 197 1224-174 484-744 658-1185 869-443 212-912 372-1382 513-388 116-792 73-1185 39-481-42-921-247-1382-355-513-120-1006-324-1421-632-523-389-1005-861-1343-1421-238-395-591-742-632-1225-35-407-53-814-79-1224-28-439-9-870-79-1303-70-431-379-799-829-948-407-135-806-179-1185-355-461-214-739-668-948-1106l-118-395 395-276 39-40z">
          <text:p text:style-name="P3"/>
        </draw:path>
        <draw:path draw:style-name="gr2" draw:text-style-name="P1" draw:layer="controls" svg:width="7.985cm" svg:height="8.647cm" svg:x="2.27cm" svg:y="9.498cm" svg:viewBox="0 0 7986 8648" svg:d="m248 6062c560-135 869-607 1264-987 500-481 818-1123 1264-1658 382-459 866-776 1263-1225 279-316 717-641 632-1145-94-556 565-773 948-987 442-247 865 314 987 711 121 397 361 758 395 1185 35 439 199 855 355 1263 145 381 213 784 277 1185 64 404 184 785 276 1185 91 399 141 813-79 1224-267 498-767 691-1184 948-361 223-720 505-1185 513-473 8-934 167-1382 316-433 144-877-14-1303-119-506-124-864-439-1343-592-443-141-897-310-1224-671-307-338-210-801-119-1185l198-40z">
          <text:p text:style-name="P3"/>
        </draw:path>
        <draw:path draw:style-name="gr3" draw:text-style-name="P1" draw:layer="layout" svg:width="12.727cm" svg:height="3.489cm" svg:x="7.188cm" svg:y="9.708cm" svg:viewBox="0 0 12728 3490" svg:d="m10583 46c-438 116-892 243-1224 593-318 335-793 443-1185 671-380 221-818 218-1224 356-387 131-800 44-1185-40-414-91-828-143-1224-276-392-132-793-188-1185-316-410-134-850-146-1263-277-410-130-885-197-1185-513-253-267-912-449-908 197 4 577 485 824 789 1146 315 333 812 333 1225 473 397 134 808 233 1224 277 409 43 867-46 1224 197 385 262 794 487 1224 672 391 168 808 229 1224 276 462 52 889-149 1303-316 381-154 780-277 1185-355 486-94 717-551 1185-672 386-100 781-268 1185-197 454 80 894-279 947-750 45-401 15-890-513-1027-414-108-790-82-1185-119l-395 40h-158z">
          <text:p text:style-name="P3"/>
        </draw:path>
        <draw:path draw:style-name="gr4" draw:text-style-name="P1" draw:layer="layout" svg:width="8.88cm" svg:height="6.372cm" svg:x="3.55cm" svg:y="7.737cm" svg:viewBox="0 0 8881 6373" svg:d="m1233 201c491 11 952-228 1447-119 575 127 1093-114 1667-79 479 30 952 80 1404 277 418 182 917 135 1360 276 461 147 866 351 1316 593 684 368 328 885 438 1342 147 612-720 653-921 1146-176 433-629 752-658 1263-24 423-131 897-526 1185-377 275-893 298-1360 276-467-22-957 80-1404-79-551-196-978-604-1316-1026-281-351-423-796-438-1225-20-553-641-745-1097-947-561-248-789-859-965-1382-125-372-355-855 45-1185l438-198 439-158 307 40z">
          <text:p text:style-name="P3"/>
        </draw:path>
        <draw:circle draw:style-name="gr5" draw:text-style-name="P2" draw:layer="layout" svg:width="1.27cm" svg:height="1.27cm" svg:x="11.795cm" svg:y="8.62cm">
          <text:p text:style-name="P2">D</text:p>
        </draw:circle>
        <draw:circle draw:style-name="gr5" draw:text-style-name="P2" draw:layer="layout" svg:width="1.27cm" svg:height="1.27cm" svg:x="9.89cm" svg:y="9.255cm">
          <text:p text:style-name="P2">C</text:p>
        </draw:circle>
        <draw:custom-shape draw:style-name="gr6" draw:text-style-name="P1" draw:layer="layout" svg:width="10.795cm" svg:height="11.63cm" svg:x="5.68cm" svg:y="7.35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4" draw:layer="controls" svg:width="3.846cm" svg:height="1.195cm" svg:x="1.635cm" svg:y="1.635cm">
          <draw:text-box>
            <text:p text:style-name="P3"><text:span text:style-name="T1">SPACES</text:span></text:p>
          </draw:text-box>
        </draw:frame>
        <draw:circle draw:style-name="gr5" draw:text-style-name="P2" draw:layer="controls" svg:width="1.27cm" svg:height="1.27cm" svg:x="7.351cm" svg:y="9.991cm">
          <text:p text:style-name="P2">A</text:p>
        </draw:circle>
        <draw:circle draw:style-name="gr5" draw:text-style-name="P2" draw:layer="controls" svg:width="1.27cm" svg:height="1.27cm" svg:x="7.986cm" svg:y="12.531cm">
          <text:p text:style-name="P2">B</text:p>
        </draw:circle>
        <draw:circle draw:style-name="gr5" draw:text-style-name="P2" draw:layer="controls" svg:width="1.27cm" svg:height="1.27cm" svg:x="11.161cm" svg:y="13.166cm">
          <text:p text:style-name="P2">E</text:p>
        </draw:circle>
        <draw:circle draw:style-name="gr5" draw:text-style-name="P2" draw:layer="controls" svg:width="1.27cm" svg:height="1.27cm" svg:x="11.161cm" svg:y="15.706cm">
          <text:p text:style-name="P2">K</text:p>
        </draw:circle>
        <draw:circle draw:style-name="gr5" draw:text-style-name="P2" draw:layer="controls" svg:width="1.27cm" svg:height="1.27cm" svg:x="8.621cm" svg:y="15.071cm">
          <text:p text:style-name="P2">G</text:p>
        </draw:circle>
        <draw:circle draw:style-name="gr5" draw:text-style-name="P2" draw:layer="controls" svg:width="1.27cm" svg:height="1.27cm" svg:x="13.066cm" svg:y="14.436cm">
          <text:p text:style-name="P2">J</text:p>
        </draw:circle>
        <draw:frame draw:style-name="gr8" draw:text-style-name="P3" draw:layer="controls" svg:width="4.445cm" svg:height="1.52cm" svg:x="4.276cm" svg:y="8.521cm">
          <draw:text-box>
            <text:p text:style-name="P3">Diagnosis 1</text:p>
          </draw:text-box>
        </draw:frame>
        <draw:frame draw:style-name="gr9" draw:text-style-name="P3" draw:layer="controls" svg:width="4.445cm" svg:height="0.962cm" svg:x="16.206cm" svg:y="10.299cm">
          <draw:text-box>
            <text:p text:style-name="P3">Diagnosis 2</text:p>
          </draw:text-box>
        </draw:frame>
        <draw:frame draw:style-name="gr8" draw:text-style-name="P3" draw:layer="controls" svg:width="4.445cm" svg:height="1.52cm" svg:x="3.006cm" svg:y="15.506cm">
          <draw:text-box>
            <text:p text:style-name="P3">Diagnosis 4</text:p>
          </draw:text-box>
        </draw:frame>
        <draw:frame draw:style-name="gr8" draw:text-style-name="P3" draw:layer="controls" svg:width="5.08cm" svg:height="1.52cm" svg:x="13.801cm" svg:y="19.316cm">
          <draw:text-box>
            <text:p text:style-name="P3">Diagnosis 3</text:p>
          </draw:text-box>
        </draw:frame>
        <draw:circle draw:style-name="gr5" draw:text-style-name="P2" draw:layer="controls" svg:width="1.27cm" svg:height="1.27cm" svg:x="13.065cm" svg:y="11.795cm">
          <text:p text:style-name="P2">F</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office:version="1.2">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xi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xi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list-level-position-and-space-mode="label-width-and-position" text:space-before="0.6cm" text:min-label-width="-0.6cm" text:min-label-distance="0.6cm"/>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list-level-position-and-space-mode="label-width-and-position"/>
            <style:text-properties fo:font-family="StarSymbol" style:use-window-font-color="true" fo:font-size="45%"/>
          </text:list-level-style-bullet>
          <text:list-level-style-bullet text:level="2" text:bullet-char="●">
            <style:list-level-properties text:list-level-position-and-space-mode="label-width-and-position" text:space-before="0.6cm" text:min-label-width="0.6cm"/>
            <style:text-properties fo:font-family="StarSymbol" style:use-window-font-color="true" fo:font-size="45%"/>
          </text:list-level-style-bullet>
          <text:list-level-style-bullet text:level="3" text:bullet-char="●">
            <style:list-level-properties text:list-level-position-and-space-mode="label-width-and-position" text:space-before="1.2cm" text:min-label-width="0.6cm"/>
            <style:text-properties fo:font-family="StarSymbol" style:use-window-font-color="true" fo:font-size="45%"/>
          </text:list-level-style-bullet>
          <text:list-level-style-bullet text:level="4" text:bullet-char="●">
            <style:list-level-properties text:list-level-position-and-space-mode="label-width-and-position" text:space-before="1.8cm" text:min-label-width="0.6cm"/>
            <style:text-properties fo:font-family="StarSymbol" style:use-window-font-color="true" fo:font-size="45%"/>
          </text:list-level-style-bullet>
          <text:list-level-style-bullet text:level="5" text:bullet-char="●">
            <style:list-level-properties text:list-level-position-and-space-mode="label-width-and-position" text:space-before="2.4cm" text:min-label-width="0.6cm"/>
            <style:text-properties fo:font-family="StarSymbol" style:use-window-font-color="true" fo:font-size="45%"/>
          </text:list-level-style-bullet>
          <text:list-level-style-bullet text:level="6" text:bullet-char="●">
            <style:list-level-properties text:list-level-position-and-space-mode="label-width-and-position" text:space-before="3cm" text:min-label-width="0.6cm"/>
            <style:text-properties fo:font-family="StarSymbol" style:use-window-font-color="true" fo:font-size="45%"/>
          </text:list-level-style-bullet>
          <text:list-level-style-bullet text:level="7" text:bullet-char="●">
            <style:list-level-properties text:list-level-position-and-space-mode="label-width-and-position" text:space-before="3.6cm" text:min-label-width="0.6cm"/>
            <style:text-properties fo:font-family="StarSymbol" style:use-window-font-color="true" fo:font-size="45%"/>
          </text:list-level-style-bullet>
          <text:list-level-style-bullet text:level="8" text:bullet-char="●">
            <style:list-level-properties text:list-level-position-and-space-mode="label-width-and-position" text:space-before="4.2cm" text:min-label-width="0.6cm"/>
            <style:text-properties fo:font-family="StarSymbol" style:use-window-font-color="true" fo:font-size="45%"/>
          </text:list-level-style-bullet>
          <text:list-level-style-bullet text:level="9" text:bullet-char="●">
            <style:list-level-properties text:list-level-position-and-space-mode="label-width-and-position" text:space-before="4.8cm" text:min-label-width="0.6cm"/>
            <style:text-properties fo:font-family="StarSymbol" style:use-window-font-color="true" fo:font-size="45%"/>
          </text:list-level-style-bullet>
          <text:list-level-style-bullet text:level="10" text:bullet-char="●">
            <style:list-level-properties text:list-level-position-and-space-mode="label-width-and-position"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07-15T13:11:31</meta:creation-date>
    <dc:date>2008-07-15T14:18:38</dc:date>
    <meta:editing-duration>PT01H07M07S</meta:editing-duration>
    <meta:editing-cycles>6</meta:editing-cycles>
    <meta:generator>OpenOffice.org/3.0_Beta$Linux OpenOffice.org_project/300m2$Build-9301</meta:generator>
    <meta:print-date>2008-07-15T13:46:50</meta:print-date>
    <meta:document-statistic meta:object-count="19"/>
  </office:meta>
</office:document-meta>
</file>